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Planning Computer Networks HTTP server project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David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office:value-type="date" office:date-value="2016-02-29" calcext:value-type="date">
            <text:p>29-02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3]+1" office:value-type="date" office:date-value="2016-03-01" calcext:value-type="date">
            <text:p>01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4]+1" office:value-type="date" office:date-value="2016-03-02" calcext:value-type="date">
            <text:p>02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5]+1" office:value-type="date" office:date-value="2016-03-03" calcext:value-type="date">
            <text:p>03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6]+1" office:value-type="date" office:date-value="2016-03-04" calcext:value-type="date">
            <text:p>04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7]+1" office:value-type="date" office:date-value="2016-03-05" calcext:value-type="date">
            <text:p>05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8]+1" office:value-type="date" office:date-value="2016-03-06" calcext:value-type="date">
            <text:p>06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table:formula="of:=[.C9]+1" office:value-type="date" office:date-value="2016-03-07" calcext:value-type="date">
            <text:p>07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10]+1" office:value-type="date" office:date-value="2016-03-08" calcext:value-type="date">
            <text:p>08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11]+1" office:value-type="date" office:date-value="2016-03-09" calcext:value-type="date">
            <text:p>09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12]+1" office:value-type="date" office:date-value="2016-03-10" calcext:value-type="date">
            <text:p>10-03-16</text:p>
          </table:table-cell>
          <table:table-cell table:number-columns-repeated="2" office:value-type="string" calcext:value-type="string">
            <text:p>Inlez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13]+1" office:value-type="date" office:date-value="2016-03-11" calcext:value-type="date">
            <text:p>11-03-16</text:p>
          </table:table-cell>
          <table:table-cell table:number-columns-repeated="2" office:value-type="string" calcext:value-type="string">
            <text:p>Framework bekijk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14]+1" office:value-type="date" office:date-value="2016-03-12" calcext:value-type="date">
            <text:p>12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15]+1" office:value-type="date" office:date-value="2016-03-13" calcext:value-type="date">
            <text:p>13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table:formula="of:=[.C16]+1" office:value-type="date" office:date-value="2016-03-14" calcext:value-type="date">
            <text:p>14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17]+1" office:value-type="date" office:date-value="2016-03-15" calcext:value-type="date">
            <text:p>15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18]+1" office:value-type="date" office:date-value="2016-03-16" calcext:value-type="date">
            <text:p>16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19]+1" office:value-type="date" office:date-value="2016-03-17" calcext:value-type="date">
            <text:p>17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20]+1" office:value-type="date" office:date-value="2016-03-18" calcext:value-type="date">
            <text:p>18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 office:value-type="string" calcext:value-type="string">
            <text:p>Pasen</text:p>
          </table:table-cell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21]+1" office:value-type="date" office:date-value="2016-03-19" calcext:value-type="date">
            <text:p>19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 office:value-type="string" calcext:value-type="string">
            <text:p>Pasen</text:p>
          </table:table-cell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22]+1" office:value-type="date" office:date-value="2016-03-20" calcext:value-type="date">
            <text:p>20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 office:value-type="string" calcext:value-type="string">
            <text:p>Pasen</text:p>
          </table:table-cell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table:formula="of:=[.C23]+1" office:value-type="date" office:date-value="2016-03-21" calcext:value-type="date">
            <text:p>21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 office:value-type="string" calcext:value-type="string">
            <text:p>Pasen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24]+1" office:value-type="date" office:date-value="2016-03-22" calcext:value-type="date">
            <text:p>22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25]+1" office:value-type="date" office:date-value="2016-03-23" calcext:value-type="date">
            <text:p>23-03-16</text:p>
          </table:table-cell>
          <table:table-cell office:value-type="string" calcext:value-type="string">
            <text:p>Req 1 maken+doc+testen </text:p>
          </table:table-cell>
          <table:table-cell office:value-type="string" calcext:value-type="string">
            <text:p>Req 2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26]+1" office:value-type="date" office:date-value="2016-03-24" calcext:value-type="date">
            <text:p>24-03-16</text:p>
          </table:table-cell>
          <table:table-cell office:value-type="string" calcext:value-type="string">
            <text:p>Req 3 design API</text:p>
          </table:table-cell>
          <table:table-cell office:value-type="string" calcext:value-type="string">
            <text:p>Req 4 design API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27]+1" office:value-type="date" office:date-value="2016-03-25" calcext:value-type="date">
            <text:p>25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28]+1" office:value-type="date" office:date-value="2016-03-26" calcext:value-type="date">
            <text:p>26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29]+1" office:value-type="date" office:date-value="2016-03-27" calcext:value-type="date">
            <text:p>27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table:formula="of:=[.C30]+1" office:value-type="date" office:date-value="2016-03-28" calcext:value-type="date">
            <text:p>28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31]+1" office:value-type="date" office:date-value="2016-03-29" calcext:value-type="date">
            <text:p>29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32]+1" office:value-type="date" office:date-value="2016-03-30" calcext:value-type="date">
            <text:p>30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33]+1" office:value-type="date" office:date-value="2016-03-31" calcext:value-type="date">
            <text:p>31-03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34]+1" office:value-type="date" office:date-value="2016-04-01" calcext:value-type="date">
            <text:p>01-04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35]+1" office:value-type="date" office:date-value="2016-04-02" calcext:value-type="date">
            <text:p>02-04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36]+1" office:value-type="date" office:date-value="2016-04-03" calcext:value-type="date">
            <text:p>03-04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 office:value-type="string" calcext:value-type="string">
            <text:p>Tentamens</text:p>
          </table:table-cell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table:formula="of:=[.C37]+1" office:value-type="date" office:date-value="2016-04-04" calcext:value-type="date">
            <text:p>04-04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38]+1" office:value-type="date" office:date-value="2016-04-05" calcext:value-type="date">
            <text:p>05-04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39]+1" office:value-type="date" office:date-value="2016-04-06" calcext:value-type="date">
            <text:p>06-04-16</text:p>
          </table:table-cell>
          <table:table-cell office:value-type="string" calcext:value-type="string">
            <text:p>Req 3 maken+doc+testen </text:p>
          </table:table-cell>
          <table:table-cell office:value-type="string" calcext:value-type="string">
            <text:p>Req 4 maken+doc+testen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40]+1" office:value-type="date" office:date-value="2016-04-07" calcext:value-type="date">
            <text:p>07-04-16</text:p>
          </table:table-cell>
          <table:table-cell table:number-columns-repeated="2" office:value-type="string" calcext:value-type="string">
            <text:p>Overige documentatie + puntjes op de 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41]+1" office:value-type="date" office:date-value="2016-04-08" calcext:value-type="date">
            <text:p>08-04-16</text:p>
          </table:table-cell>
          <table:table-cell table:number-columns-repeated="2" office:value-type="string" calcext:value-type="string">
            <text:p>Overige documentatie + puntjes op de 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42]+1" office:value-type="date" office:date-value="2016-04-09" calcext:value-type="date">
            <text:p>09-04-16</text:p>
          </table:table-cell>
          <table:table-cell table:number-columns-repeated="2" office:value-type="string" calcext:value-type="string">
            <text:p>Overige documentatie + puntjes op de i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43]+1" office:value-type="date" office:date-value="2016-04-10" calcext:value-type="date">
            <text:p>10-04-16</text:p>
          </table:table-cell>
          <table:table-cell table:number-columns-repeated="2" office:value-type="string" calcext:value-type="string">
            <text:p>Overige documentatie + puntjes op de 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</text:p>
          </table:table-cell>
          <table:table-cell table:formula="of:=[.C44]+1" office:value-type="date" office:date-value="2016-04-11" calcext:value-type="date">
            <text:p>11-04-16</text:p>
          </table:table-cell>
          <table:table-cell office:value-type="string" calcext:value-type="string">
            <text:p>Inlever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table:formula="of:=[.C45]+1" office:value-type="date" office:date-value="2016-04-12" calcext:value-type="date">
            <text:p>12-04-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table:formula="of:=[.C46]+1" office:value-type="date" office:date-value="2016-04-13" calcext:value-type="date">
            <text:p>13-04-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</text:p>
          </table:table-cell>
          <table:table-cell table:formula="of:=[.C47]+1" office:value-type="date" office:date-value="2016-04-14" calcext:value-type="date">
            <text:p>14-04-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table:formula="of:=[.C48]+1" office:value-type="date" office:date-value="2016-04-15" calcext:value-type="date">
            <text:p>15-04-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a</text:p>
          </table:table-cell>
          <table:table-cell table:formula="of:=[.C49]+1" office:value-type="date" office:date-value="2016-04-16" calcext:value-type="date">
            <text:p>16-04-1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zo</text:p>
          </table:table-cell>
          <table:table-cell table:style-name="ce4" table:formula="of:=[.C50]+1" office:value-type="date" office:date-value="2016-04-17" calcext:value-type="date">
            <text:p>17-04-1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-00-0000</text:date>, <text:time style:data-style-name="N2" text:time-value="17:13:49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57S</meta:editing-duration>
    <meta:editing-cycles>4</meta:editing-cycles>
    <meta:generator>LibreOffice/4.4.1.2$Windows_x86 LibreOffice_project/45e2de17089c24a1fa810c8f975a7171ba4cd432</meta:generator>
    <dc:date>2016-03-16T17:21:35.548000000</dc:date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